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cwifnouy0czp"/><text:line-break/>Name:______________________<text:tab/><text:tab/><text:tab/><text:tab/><text:tab/>Date:____________</text:p>
      <text:p text:style-name="P3"><text:bookmark text:name="_7jrt7mqev3c1"/><text:span text:style-name="T1">Quiz - Smart Assistants/Statistics</text:span></text:p>
      <text:list xml:id="list3950947111" text:style-name="WWNum2">
        <text:list-item>
          <text:p text:style-name="P1"><text:span text:style-name="T2">In statistics, what is the difference between the </text:span><text:span text:style-name="T3">mean</text:span><text:span text:style-name="T2"> and the </text:span><text:span text:style-name="T3">median</text:span><text:span text:style-name="T2">?<text:line-break/><text:line-break/><text:line-break/><text:line-break/></text:span></text:p>
        </text:list-item>
        <text:list-item>
          <text:p text:style-name="P1"><text:span text:style-name="T2">What are some differences between </text:span><text:span text:style-name="T3">rule based chatbots</text:span><text:span text:style-name="T2"> and </text:span><text:span text:style-name="T3">intelligent virtual assistants</text:span><text:span text:style-name="T2">?<text:line-break/><text:line-break/><text:line-break/></text:span></text:p>
        </text:list-item>
        <text:list-item>
          <text:p text:style-name="P1"><text:span text:style-name="T2">What can GPT-3 do?<text:line-break/><text:line-break/><text:line-break/></text:span></text:p>
        </text:list-item>
        <text:list-item>
          <text:p text:style-name="P1"><text:span text:style-name="T2">What is the one big flaw of GPT-3 and why does it happen?</text:span></text:p>
        </text:list-item>
      </text:list>
      <text:p text:style-name="Subtitle"><text:bookmark text:name="_c0omyc3ndphq"/></text:p>
      <text:p text:style-name="Subtitle"><text:bookmark text:name="_18kyqjnk3e1y"/><text:line-break/></text:p>
      <text:p text:style-name="Subtitle"><text:bookmark text:name="_8qcaq2cwlvad"/><text:line-break/>Name:______________________<text:tab/><text:tab/><text:tab/><text:tab/><text:tab/>Date:____________</text:p>
      <text:p text:style-name="P3"><text:bookmark text:name="_yg4mhgtgz05u"/><text:span text:style-name="T1">Quiz - Smart Assistants/Statistics</text:span></text:p>
      <text:list xml:id="list2379030050" text:style-name="WWNum1">
        <text:list-item>
          <text:p text:style-name="P2"><text:span text:style-name="T2">In statistics, what is the difference between the </text:span><text:span text:style-name="T3">mean</text:span><text:span text:style-name="T2"> and the </text:span><text:span text:style-name="T3">median</text:span><text:span text:style-name="T2">?<text:line-break/><text:line-break/><text:line-break/><text:line-break/></text:span></text:p>
        </text:list-item>
        <text:list-item>
          <text:p text:style-name="P2"><text:span text:style-name="T2">What are some differences between </text:span><text:span text:style-name="T3">rule based chatbots</text:span><text:span text:style-name="T2"> and </text:span><text:span text:style-name="T3">intelligent virtual assistants</text:span><text:span text:style-name="T2">?<text:line-break/><text:line-break/><text:line-break/></text:span></text:p>
        </text:list-item>
        <text:list-item>
          <text:p text:style-name="P2"><text:span text:style-name="T2">What can GPT-3 do?<text:line-break/><text:line-break/><text:line-break/></text:span></text:p>
        </text:list-item>
        <text:list-item>
          <text:p text:style-name="P2"><text:span text:style-name="T2">What is the one big flaw of GPT-3 and why does it happen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102" meta:character-count="673" meta:non-whitespace-character-count="560"/>
    <meta:generator>LibreOfficeDev/6.0.5.2$Linux_X86_64 LibreOffice_project/</meta:generator>
  </office:meta>
</office:document-meta>
</file>